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color="#0000ff"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upplier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AT SAM D5X/E5X (100PIN)</text:p>
          </table:table-cell>
          <table:table-cell office:value-type="string" calcext:value-type="string">
            <text:p>TQFP100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SAMD51N20A-AUT</text:p>
          </table:table-cell>
          <table:table-cell office:value-type="string" calcext:value-type="string">
            <text:p>https://hu.mouser.com/ProductDetail/Microchip-Technology/ATSAMD51N20A-AUT?qs=sGAEpiMZZMuoKKEcg8mMKJ29ob8kKavQsaioU4GyPDKdKRlx2jaQ2Q%3d%3d</text:p>
          </table:table-cell>
          <table:table-cell office:value-type="string" calcext:value-type="string">
            <text:p>Mouser</text:p>
          </table:table-cell>
          <table:table-cell table:formula="of:=HYPERLINK([.H3];[.I3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U FLASH IS25LP016D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25LP016D-JNLE-TR</text:p>
          </table:table-cell>
          <table:table-cell office:value-type="string" calcext:value-type="string">
            <text:p>https://hu.mouser.com/ProductDetail/870-IS25LP016DJNLETR</text:p>
          </table:table-cell>
          <table:table-cell office:value-type="string" calcext:value-type="string">
            <text:p>Mouser</text:p>
          </table:table-cell>
          <table:table-cell table:formula="of:=HYPERLINK([.H4];[.I4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3-U4</text:p>
          </table:table-cell>
          <table:table-cell/>
          <table:table-cell office:value-type="string" calcext:value-type="string">
            <text:p>SO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4051D,653</text:p>
          </table:table-cell>
          <table:table-cell office:value-type="string" calcext:value-type="string">
            <text:p>https://hu.mouser.com/ProductDetail/Nexperia/74HC4051D653?qs=sGAEpiMZZMvjbjwkTuU2aUi183VoLziY44wW9O7nGig%3d</text:p>
          </table:table-cell>
          <table:table-cell office:value-type="string" calcext:value-type="string">
            <text:p>Mouser</text:p>
          </table:table-cell>
          <table:table-cell table:formula="of:=HYPERLINK([.H5];[.I5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100</text:p>
          </table:table-cell>
          <table:table-cell office:value-type="string" calcext:value-type="string">
            <text:p>FUSB303</text:p>
          </table:table-cell>
          <table:table-cell office:value-type="string" calcext:value-type="string">
            <text:p>X2QFN1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FUSB303TMX</text:p>
          </table:table-cell>
          <table:table-cell office:value-type="string" calcext:value-type="string">
            <text:p>https://hu.mouser.com/ProductDetail/863-FUSB303TMX</text:p>
          </table:table-cell>
          <table:table-cell office:value-type="string" calcext:value-type="string">
            <text:p>Mouser</text:p>
          </table:table-cell>
          <table:table-cell table:formula="of:=HYPERLINK([.H6];[.I6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10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SUPERSOT-6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ttps://hu.mouser.com/ProductDetail/STMicroelectronics/USBLC6-2SC6?qs=sGAEpiMZZMvxHShE6Whpu%2fcIE2H5IOBdvREMGHqn6h0%3d</text:p>
          </table:table-cell>
          <table:table-cell office:value-type="string" calcext:value-type="string">
            <text:p>Mouser</text:p>
          </table:table-cell>
          <table:table-cell table:formula="of:=HYPERLINK([.H7];[.I7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102-U103</text:p>
          </table:table-cell>
          <table:table-cell office:value-type="string" calcext:value-type="string">
            <text:p>NCV8161BSN330T1G</text:p>
          </table:table-cell>
          <table:table-cell office:value-type="string" calcext:value-type="string">
            <text:p>TSOP-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V8161BSN330T1G</text:p>
          </table:table-cell>
          <table:table-cell office:value-type="string" calcext:value-type="string">
            <text:p>https://hu.mouser.com/ProductDetail/ON-Semiconductor/NCV8161BSN330T1G?qs=%2fha2pyFaduirtctGYKa4hOVOiK4lAEaTb4kaCUjX%252bxR00TxiH%252bkwOw%3d%3d</text:p>
          </table:table-cell>
          <table:table-cell office:value-type="string" calcext:value-type="string">
            <text:p>Mouser</text:p>
          </table:table-cell>
          <table:table-cell table:formula="of:=HYPERLINK([.H8];[.I8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1-R2,R10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0805S8J0000T5E</text:p>
          </table:table-cell>
          <table:table-cell office:value-type="string" calcext:value-type="string">
            <text:p>https://www.tme.eu/hu/details/smd0805-0r/smd-ellenallasok-0805/royal-ohm/0805s8j0000t5e/</text:p>
          </table:table-cell>
          <table:table-cell office:value-type="string" calcext:value-type="string">
            <text:p>TME</text:p>
          </table:table-cell>
          <table:table-cell table:formula="of:=HYPERLINK([.H9];[.I9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3,R6,R8,R21-R36,R1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3T5E</text:p>
          </table:table-cell>
          <table:table-cell office:value-type="string" calcext:value-type="string">
            <text:p>https://www.tme.eu/en/details/hp05-10k5%25/0805-smd-resistors/royal-ohm/hp05w3j0103t5e/</text:p>
          </table:table-cell>
          <table:table-cell office:value-type="string" calcext:value-type="string">
            <text:p>TME</text:p>
          </table:table-cell>
          <table:table-cell table:formula="of:=HYPERLINK([.H10];[.I10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11-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2T5E</text:p>
          </table:table-cell>
          <table:table-cell office:value-type="string" calcext:value-type="string">
            <text:p>https://www.tme.eu/en/details/hp05-1k5%25/0805-smd-resistors/royal-ohm/hp05w3j0102t5e/</text:p>
          </table:table-cell>
          <table:table-cell office:value-type="string" calcext:value-type="string">
            <text:p>TME</text:p>
          </table:table-cell>
          <table:table-cell table:formula="of:=HYPERLINK([.H11];[.I11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100,R1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1004T5E</text:p>
          </table:table-cell>
          <table:table-cell office:value-type="string" calcext:value-type="string">
            <text:p>https://www.tme.eu/hu/details/cq0805-1m-1%25/smd-ellenallasok-0805/royal-ohm/cq05s8f1004t5e/</text:p>
          </table:table-cell>
          <table:table-cell office:value-type="string" calcext:value-type="string">
            <text:p>TME</text:p>
          </table:table-cell>
          <table:table-cell table:formula="of:=HYPERLINK([.H12];[.I12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103-R1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4701T5E</text:p>
          </table:table-cell>
          <table:table-cell office:value-type="string" calcext:value-type="string">
            <text:p>https://www.tme.eu/hu/details/cq0805-4k7-1%25/smd-ellenallasok-0805/royal-ohm/cq05s8f4701t5e/</text:p>
          </table:table-cell>
          <table:table-cell office:value-type="string" calcext:value-type="string">
            <text:p>TME</text:p>
          </table:table-cell>
          <table:table-cell table:formula="of:=HYPERLINK([.H13];[.I13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1,C4-C10,C12,C14,C17-C51,C102-C103,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ZRY5V9BB104 </text:p>
          </table:table-cell>
          <table:table-cell office:value-type="string" calcext:value-type="string">
            <text:p>https://hu.mouser.com/ProductDetail/Yageo/CC0805ZRY5V9BB104?qs=sGAEpiMZZMvsSlwiRhF8qj9NgEuXmwzvSh6j0DMSg5Q%3d</text:p>
          </table:table-cell>
          <table:table-cell office:value-type="string" calcext:value-type="string">
            <text:p>Mouser</text:p>
          </table:table-cell>
          <table:table-cell table:formula="of:=HYPERLINK([.H14];[.I14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2-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C220JBANNNC</text:p>
          </table:table-cell>
          <table:table-cell office:value-type="string" calcext:value-type="string">
            <text:p>https://www.tme.eu/hu/details/cl21c220jbannnc/mlcc-smd-0805-kondenzatorok/samsung/</text:p>
          </table:table-cell>
          <table:table-cell office:value-type="string" calcext:value-type="string">
            <text:p>TME</text:p>
          </table:table-cell>
          <table:table-cell table:formula="of:=HYPERLINK([.H15];[.I15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11,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https://www.tme.eu/hu/details/cl21a106kpfnnne/mlcc-smd-0805-kondenzatorok/samsung/</text:p>
          </table:table-cell>
          <table:table-cell office:value-type="string" calcext:value-type="string">
            <text:p>TME</text:p>
          </table:table-cell>
          <table:table-cell table:formula="of:=HYPERLINK([.H16];[.I16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15,C10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475KPFNNNG</text:p>
          </table:table-cell>
          <table:table-cell office:value-type="string" calcext:value-type="string">
            <text:p>https://www.tme.eu/hu/details/cl21a475kpfnnng/mlcc-smd-0805-kondenzatorok/samsung/</text:p>
          </table:table-cell>
          <table:table-cell office:value-type="string" calcext:value-type="string">
            <text:p>TME</text:p>
          </table:table-cell>
          <table:table-cell table:formula="of:=HYPERLINK([.H17];[.I17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16,C104,C10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5KOFNNNE</text:p>
          </table:table-cell>
          <table:table-cell office:value-type="string" calcext:value-type="string">
            <text:p>https://www.tme.eu/hu/details/cl21a105kofnnne/mlcc-smd-0805-kondenzatorok/samsung/</text:p>
          </table:table-cell>
          <table:table-cell office:value-type="string" calcext:value-type="string">
            <text:p>TME</text:p>
          </table:table-cell>
          <table:table-cell table:formula="of:=HYPERLINK([.H18];[.I18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472KBANNNC</text:p>
          </table:table-cell>
          <table:table-cell office:value-type="string" calcext:value-type="string">
            <text:p>https://www.tme.eu/hu/details/cl21b472kbannnc/mlcc-smd-0805-kondenzatorok/samsung/</text:p>
          </table:table-cell>
          <table:table-cell office:value-type="string" calcext:value-type="string">
            <text:p>TME</text:p>
          </table:table-cell>
          <table:table-cell table:formula="of:=HYPERLINK([.H19];[.I19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/>
          <table:table-cell office:value-type="string" calcext:value-type="string">
            <text:p>Q1-Q8</text:p>
          </table:table-cell>
          <table:table-cell office:value-type="string" calcext:value-type="string">
            <text:p>DMP3085LSD-13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3085LSD-13</text:p>
          </table:table-cell>
          <table:table-cell office:value-type="string" calcext:value-type="string">
            <text:p>https://hu.mouser.com/ProductDetail/Diodes-Incorporated/DMP3085LSD-13?qs=%2fha2pyFadujmCBLbYBwBi2m3TzmK%252bmNA59h1LXfPo33zHYH82avnmQ%3d%3d</text:p>
          </table:table-cell>
          <table:table-cell office:value-type="string" calcext:value-type="string">
            <text:p>Mouser</text:p>
          </table:table-cell>
          <table:table-cell table:formula="of:=HYPERLINK([.H20];[.I20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/>
          <table:table-cell office:value-type="string" calcext:value-type="string">
            <text:p>D1-D8</text:p>
          </table:table-cell>
          <table:table-cell office:value-type="string" calcext:value-type="string">
            <text:p>NSR0320MW2T1G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SR0320MW2T1G</text:p>
          </table:table-cell>
          <table:table-cell office:value-type="string" calcext:value-type="string">
            <text:p>https://hu.mouser.com/ProductDetail/ON-Semiconductor/NSR0320MW2T1G?qs=%2fha2pyFadugBEwt%252be5lRnJxyj5GKxUtgkvX1oCQdi1HeqC59lkP9PQ%3d%3d</text:p>
          </table:table-cell>
          <table:table-cell office:value-type="string" calcext:value-type="string">
            <text:p>Mouser</text:p>
          </table:table-cell>
          <table:table-cell table:formula="of:=HYPERLINK([.H21];[.I21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FB1,FB100-FB101</text:p>
          </table:table-cell>
          <table:table-cell office:value-type="string" calcext:value-type="string">
            <text:p>600R@100MHz</text:p>
          </table:table-cell>
          <table:table-cell office:value-type="string" calcext:value-type="string">
            <text:p>0805_IN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MZ2012R601A</text:p>
          </table:table-cell>
          <table:table-cell office:value-type="string" calcext:value-type="string">
            <text:p>https://www.tme.eu/hu/details/mmz2012r601a/ferritek-gyongyok/tdk/</text:p>
          </table:table-cell>
          <table:table-cell office:value-type="string" calcext:value-type="string">
            <text:p>TME</text:p>
          </table:table-cell>
          <table:table-cell table:formula="of:=HYPERLINK([.H22];[.I22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J4-J67</text:p>
          </table:table-cell>
          <table:table-cell table:number-columns-repeated="2" office:value-type="string" calcext:value-type="string">
            <text:p>J SPRINGPIN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https://www.toby.co.uk/pcb-hardware/test-points-and-pins/test-3-valcon-wire-form-test-point-27mm-diameter/</text:p>
          </table:table-cell>
          <table:table-cell office:value-type="string" calcext:value-type="string">
            <text:p>Toby</text:p>
          </table:table-cell>
          <table:table-cell table:formula="of:=HYPERLINK([.H23];[.I23])" office:value-type="string" office:string-value="Toby" calcext:value-type="string">
            <text:p>Toby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J68</text:p>
          </table:table-cell>
          <table:table-cell office:value-type="string" calcext:value-type="string">
            <text:p>J 2X8</text:p>
          </table:table-cell>
          <table:table-cell office:value-type="string" calcext:value-type="string">
            <text:p>J 2X8 MINI SMT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65-05-2*8S8BS</text:p>
          </table:table-cell>
          <table:table-cell office:value-type="string" calcext:value-type="string">
            <text:p>https://www.tme.eu/hu/details/ds1065-05-2x8s8bs/tuskesorok-es-aljzatok/connfly/ds1065-05-2_8s8bs/</text:p>
          </table:table-cell>
          <table:table-cell office:value-type="string" calcext:value-type="string">
            <text:p>TME</text:p>
          </table:table-cell>
          <table:table-cell table:formula="of:=HYPERLINK([.H24];[.I24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J100</text:p>
          </table:table-cell>
          <table:table-cell office:value-type="string" calcext:value-type="string">
            <text:p>J USBTYPEC</text:p>
          </table:table-cell>
          <table:table-cell office:value-type="string" calcext:value-type="string">
            <text:p>J USBTYPEC 10133476-10001LF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10133476-10001LF </text:p>
          </table:table-cell>
          <table:table-cell office:value-type="string" calcext:value-type="string">
            <text:p>https://hu.mouser.com/ProductDetail/Amphenol-FCI/10133476-10001LF?qs=sGAEpiMZZMulM8LPOQ%252byk9EUFTeArpJA349V5BOn%2fX2sdexa%2f2jP2w%3d%3d</text:p>
          </table:table-cell>
          <table:table-cell office:value-type="string" calcext:value-type="string">
            <text:p>Mouser</text:p>
          </table:table-cell>
          <table:table-cell table:formula="of:=HYPERLINK([.H25];[.I25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IN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00LTD25</text:p>
          </table:table-cell>
          <table:table-cell office:value-type="string" calcext:value-type="string">
            <text:p>https://hu.mouser.com/ProductDetail/TDK/MLZ2012N100LTD25?qs=sGAEpiMZZMsg%252by3WlYCkU3b8Zei%252b1OAiv4buRNM4vz0%3d</text:p>
          </table:table-cell>
          <table:table-cell office:value-type="string" calcext:value-type="string">
            <text:p>Mouser</text:p>
          </table:table-cell>
          <table:table-cell table:formula="of:=HYPERLINK([.H26];[.I26]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LD1-LD16</text:p>
          </table:table-cell>
          <table:table-cell office:value-type="string" calcext:value-type="string">
            <text:p>WS2812B-MINI</text:p>
          </table:table-cell>
          <table:table-cell office:value-type="string" calcext:value-type="string">
            <text:p>PLCC4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B-MINI</text:p>
          </table:table-cell>
          <table:table-cell office:value-type="string" calcext:value-type="string">
            <text:p>https://www.tme.eu/hu/details/ws2812b-mini/szines-smd-led-diodak/worldsemi/</text:p>
          </table:table-cell>
          <table:table-cell office:value-type="string" calcext:value-type="string">
            <text:p>TME</text:p>
          </table:table-cell>
          <table:table-cell table:formula="of:=HYPERLINK([.H27];[.I27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 PUSHBUTTON</text:p>
          </table:table-cell>
          <table:table-cell office:value-type="string" calcext:value-type="string">
            <text:p>S KMS221GLFS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MS221G LFS</text:p>
          </table:table-cell>
          <table:table-cell office:value-type="string" calcext:value-type="string">
            <text:p>https://www.tme.eu/hu/details/kms221glfs/mikrokapcsolok-tact/ck/kms221g-lfs/</text:p>
          </table:table-cell>
          <table:table-cell office:value-type="string" calcext:value-type="string">
            <text:p>TME</text:p>
          </table:table-cell>
          <table:table-cell table:formula="of:=HYPERLINK([.H28];[.I28]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VR1-VR16</text:p>
          </table:table-cell>
          <table:table-cell table:number-columns-repeated="2" office:value-type="string" calcext:value-type="string">
            <text:p>POT-SW-COMBO</text:p>
          </table:table-cell>
          <table:table-cell table:number-columns-repeated="4"/>
          <table:table-cell table:formula="of:=HYPERLINK([.H29];[.I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3225-12M-SR</text:p>
          </table:table-cell>
          <table:table-cell office:value-type="string" calcext:value-type="string">
            <text:p>https://www.tme.eu/en/details/3225-12m-sr/smd-quartz-crystals/sr-passives/</text:p>
          </table:table-cell>
          <table:table-cell office:value-type="string" calcext:value-type="string">
            <text:p>TME</text:p>
          </table:table-cell>
          <table:table-cell table:formula="of:=HYPERLINK([.H30];[.I30])" office:value-type="string" office:string-value="TME" calcext:value-type="string">
            <text:p>T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01:54.561000000</meta:creation-date>
    <dc:date>2018-10-29T11:05:22.002000000</dc:date>
    <meta:editing-duration>PT3M27S</meta:editing-duration>
    <meta:editing-cycles>1</meta:editing-cycles>
    <meta:document-statistic meta:table-count="1" meta:cell-count="256" meta:object-count="0"/>
    <meta:generator>LibreOffice/6.1.1.2$Windows_X86_64 LibreOffice_project/5d19a1bfa650b796764388cd8b33a5af1f5baa1b</meta:generator>
  </office:meta>
</office:document-meta>
</file>